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lossary:</text:p>
      <text:p text:style-name="Standard"/>
      <text:p text:style-name="P1">Core Database:</text:p>
      <text:p text:style-name="Standard"/>
      <text:p text:style-name="P2">central database<text:span text:style-name="T1"> – a SQL data base that runs on the central server. <text:s/>Stores all centralized info about each machine, profile, and user of the system.</text:span></text:p>
      <text:p text:style-name="P3"/>
      <text:p text:style-name="P2">Pre-compiled SQL Stored Procedures<text:span text:style-name="T1"> – a collection of stored queries such as “select * from machines where OS='gentoo', to be used by the interfaces. <text:s/>This is simply an aid to reduce the duplication of code/queries for each interface.</text:span></text:p>
      <text:p text:style-name="P3"/>
      <text:p text:style-name="P4">Interfaces (the hobbits):<text:span text:style-name="T2"> -- ALL programs that get/store data from the central database need to do so through these interfaces. <text:s/>This is for data integrity purposes.</text:span></text:p>
      <text:p text:style-name="P5"/>
      <text:p text:style-name="P6">C Interface (sam)<text:span text:style-name="T1"> – An interface to the central database written in C. <text:s/>Without stored procedures this interface would be a bitch to code.</text:span></text:p>
      <text:p text:style-name="P5"/>
      <text:p text:style-name="P6">Python Interface (pippin)<text:span text:style-name="T1"> – <text:s/>An interface to the central database written in Python. <text:s/>This will likely be used by the GLI modules (GLIMD) to gather/store machine and profile information.</text:span></text:p>
      <text:p text:style-name="P5"/>
      <text:p text:style-name="P6">Perl Interface (merry)<text:span text:style-name="T1"> -- <text:s/>An interface to the central database written in Perl. <text:s/></text:span></text:p>
      <text:p text:style-name="P5"/>
      <text:p text:style-name="P6">PHP Interface (frodo)<text:span text:style-name="T1"> -- <text:s/>An interface to the central database written in PHP. <text:s/>This will probably be the most popular</text:span></text:p>
      <text:p text:style-name="P5"/>
      <text:p text:style-name="P6">Generic Interface for the Management of Linux Installations (GIMLI)<text:span text:style-name="T1"> – The grand interface, which acts like a portal and is the main access point/login for all other utilities. <text:s/>The main role of this interface is to link all the others and handle the user sign-in. <text:s text:c="2"/>This will run on the central server. <text:s/>Core applications are required and will come with gimli.</text:span></text:p>
      <text:p text:style-name="P5"/>
      <text:p text:style-name="P4">Applications:</text:p>
      <text:p text:style-name="P4"/>
      <text:p text:style-name="P6">Profile Manager<text:span text:style-name="T1"> – simply handles changes to profiles such as the packages that the profile chooses to install. <text:s/>These profiles are used for and by most applications. <text:s/>Having the profile manager here is most useful by the Software Updater. <text:s/>This will initially be gentoo-only since our profiles store lists of gentoo packages only.</text:span></text:p>
      <text:p text:style-name="P5"/>
      <text:p text:style-name="P6">Software Updater<text:span text:style-name="T1"> – handles the updating of the gentoo machines in the system. <text:s/>It will have three main functions, to test updates on the staging box of each group, to deploy updates to the rest of the machines in a group of machines, and to rollback updates if necessary. <text:s/>This can/should be extended in the future.</text:span></text:p>
      <text:p text:style-name="P5"/>
      <text:p text:style-name="P6">Scripter<text:span text:style-name="T1"> – Lets you run a script/command on multiple machines. <text:s/>Simply gets machine info from a hobbit. <text:s/>This should always be distro-independent. <text:s/>This is a core application.</text:span></text:p>
      <text:p text:style-name="P5"/>
      <text:p text:style-name="P6">Machine Information Lookup<text:span text:style-name="T1"> – The quick and easy list of machines and simple queries/searches of machines and information about the machines. <text:s/>This may link to GLIMD for various things. <text:s/>This is a core application.</text:span></text:p>
      <text:p text:style-name="P5"/>
      <text:p text:style-name="P6">Summary Status Screen<text:span text:style-name="T1"> – You know, like status stuff. <text:s/>Pretty pictures of how many machines are of what OS, etc. This is a core application.</text:span></text:p>
      <text:p text:style-name="P5"/>
      <text:p text:style-name="P6">User Manager –<text:span text:style-name="T1"> Deals with the users of gimli. <text:s/>Users will need defined privileges for series of machines, and all of that. <text:s/>This is a core application.</text:span></text:p>
      <text:p text:style-name="P5"/>
      <text:p text:style-name="P6">Administration Utilities<text:span text:style-name="T1"> – The main ones thought up so far are the loading and saving of the machines list. <text:s/>This could be quite the security issue. <text:s/>Also, the ability to import a machines list from several other systems (such as RH Satellite, m23, and Nagios) would be very important. <text:s/>User manager may fall under this category, not sure. <text:s/>This is a core application.</text:span></text:p>
      <text:p text:style-name="P5"/>
      <text:p text:style-name="P6">Nagios Integration –<text:span text:style-name="T1"> just one of the many proposed applications that could be integrated into GIMLI. <text:s/>Rather than rebuild their entire interface, it would be simplest to just use a hobbit to gather the relevant information about the machines and feed it to a script to send to Nagios.</text:span></text:p>
      <text:p text:style-name="P5"/>
      <text:p text:style-name="P6">Gentoo Linux Installation Management Daemon (GLIMD)<text:span text:style-name="T1"> – This application is concerned only with installing systems. <text:s/>It will run as its own server (gliserv.py). <text:s/>Its two main utilities will be GLI through its webgli interface and GLR (R=Replicator), an imaging solution using GLI install profiles. <text:s/>GLIMD will pass it's information about discovered machines, installed machines, and profiles to the Python Interface to the central server.</text:span></text:p>
      <text:p text:style-name="P5"/>
      <text:p text:style-name="P5">Example scenario of usage:</text:p>
      <text:p text:style-name="P5">A textbook example of mass deployment of differently-roled machines is a computer lab. <text:s/>Imagine 3 differnet labs of 30 machines each, 3 printer servers, 2 dns machines, and 4 NFS servers. <text:s/></text:p>
      <text:p text:style-name="P5">The user would startup the central server and setup their administrator users.</text:p>
      <text:p text:style-name="P5">Then they would netboot the client machines. <text:s/>The machines will be discovered by GLIMD, and they will be added to the machines list.</text:p>
      <text:p text:style-name="P5"/>
      <text:p text:style-name="P5">The user will then create 6 profiles, one for each type of machine: “desktop1”, “desktop2”, “desktop3”, “printer-server”, “dns”, and “nfs”. <text:s/>They will then have the choice of determining which method to use to deploy their installations. <text:s/></text:p>
      <text:p text:style-name="P5"/>
      <text:p text:style-name="P5">For the workstations, they would use the GLR, and first create an image. <text:s/>This step would be a GLI installation to a chroot using the “desktop” profile and “chroot” role/mode of the installer. <text:s/>Once the image has been created, it can then be customized with proprietary programs, custom files, etc. <text:s/>Once ready, machines would then be selected from the list by MAC address and their unique networking information provided. <text:s/>Then their installations would be deployed using the “stage4” role/mode of the installer.</text:p>
      <text:p text:style-name="P5"/>
      <text:p text:style-name="P5">An alternative would be to do an install of one workstation (the lead/staging box), and then customize that and then use that as the “image” to be deployed. <text:s/>This has the <text:s/>benefit of not needing to use the central server as a image store and reduced network bogdown of the central ser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Preston Cody</meta:initial-creator>
    <meta:creation-date>2005-12-10T22:39:31</meta:creation-date>
    <dc:creator>Preston Cody</dc:creator>
    <dc:date>2005-12-11T00:31:52</dc:date>
    <dc:language>en-US</dc:language>
    <meta:editing-cycles>9</meta:editing-cycles>
    <meta:editing-duration>PT1H52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27" meta:word-count="879" meta:character-count="5343"/>
  </office:meta>
</office:document-meta>
</file>